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1.325cm"/>
    </style:style>
    <style:style style:name="co4" style:family="table-column">
      <style:table-column-properties fo:break-before="auto" style:column-width="5.609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101cm"/>
    </style:style>
    <style:style style:name="ro1" style:family="table-row">
      <style:table-row-properties style:row-height="0.9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00ccff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ff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ccff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ccff" fo:wrap-option="wrap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.353cm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6"/>
        <table:table-column table:style-name="co6" table:default-cell-style-name="ce3"/>
        <table:table-column table:style-name="co7" table:default-cell-style-name="ce6"/>
        <table:table-column table:style-name="co8" table:default-cell-style-name="ce3"/>
        <table:table-column table:style-name="co7" table:default-cell-style-name="ce6"/>
        <table:table-column table:style-name="co7" table:default-cell-style-name="ce3"/>
        <table:table-column table:style-name="co7" table:default-cell-style-name="ce6"/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Cluster 0 – Presupuesto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luster 1 – Creación de Leyes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luster 2 – Miscelaneo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luster 3 – Electoral</text:p>
          </table:table-cell>
          <table:covered-table-cell table:style-name="ce5"/>
          <table:table-cell table:style-name="ce4" office:value-type="string" calcext:value-type="string" table:number-columns-spanned="2" table:number-rows-spanned="1">
            <text:p>Cluster 4 <text:s/>– Intervenciones Diputados </text:p>
          </table:table-cell>
          <table:covered-table-cell table:style-name="ce5"/>
        </table:table-row>
        <table:table-row table:style-name="ro2">
          <table:table-cell table:style-name="ce2" office:value-type="string" calcext:value-type="string">
            <text:p>Rango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termino</text:p>
          </table:table-cell>
          <table:table-cell table:style-name="ce2"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rtículo</text:p>
          </table:table-cell>
          <table:table-cell office:value-type="float" office:value="0.38714157198" calcext:value-type="float">
            <text:p>0.39</text:p>
          </table:table-cell>
          <table:table-cell office:value-type="string" calcext:value-type="string">
            <text:p>comisión</text:p>
          </table:table-cell>
          <table:table-cell office:value-type="float" office:value="0.167393625829" calcext:value-type="float">
            <text:p>0.17</text:p>
          </table:table-cell>
          <table:table-cell office:value-type="string" calcext:value-type="string">
            <text:p>electoral</text:p>
          </table:table-cell>
          <table:table-cell office:value-type="float" office:value="0.275067319631" calcext:value-type="float">
            <text:p>0.28</text:p>
          </table:table-cell>
          <table:table-cell office:value-type="string" calcext:value-type="string">
            <text:p>electoral</text:p>
          </table:table-cell>
          <table:table-cell office:value-type="float" office:value="0.334250719777" calcext:value-type="float">
            <text:p>0.33</text:p>
          </table:table-cell>
          <table:table-cell office:value-type="string" calcext:value-type="string">
            <text:p>comisión</text:p>
          </table:table-cell>
          <table:table-cell office:value-type="float" office:value="0.168255896787" calcext:value-type="float">
            <text:p>0.17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y</text:p>
          </table:table-cell>
          <table:table-cell office:value-type="float" office:value="0.13621647903" calcext:value-type="float">
            <text:p>0.14</text:p>
          </table:table-cell>
          <table:table-cell office:value-type="string" calcext:value-type="string">
            <text:p>ejecutivo</text:p>
          </table:table-cell>
          <table:table-cell office:value-type="float" office:value="0.118747855373" calcext:value-type="float">
            <text:p>0.12</text:p>
          </table:table-cell>
          <table:table-cell office:value-type="string" calcext:value-type="string">
            <text:p>distrito</text:p>
          </table:table-cell>
          <table:table-cell office:value-type="float" office:value="0.146144400557" calcext:value-type="float">
            <text:p>0.15</text:p>
          </table:table-cell>
          <table:table-cell office:value-type="string" calcext:value-type="string">
            <text:p>diputados</text:p>
          </table:table-cell>
          <table:table-cell office:value-type="float" office:value="0.201234118504" calcext:value-type="float">
            <text:p>0.20</text:p>
          </table:table-cell>
          <table:table-cell office:value-type="string" calcext:value-type="string">
            <text:p>horas</text:p>
          </table:table-cell>
          <table:table-cell office:value-type="float" office:value="0.142440998629" calcext:value-type="float">
            <text:p>0.14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omercio</text:p>
          </table:table-cell>
          <table:table-cell office:value-type="float" office:value="0.10180348375" calcext:value-type="float">
            <text:p>0.10</text:p>
          </table:table-cell>
          <table:table-cell office:value-type="string" calcext:value-type="string">
            <text:p>votación</text:p>
          </table:table-cell>
          <table:table-cell office:value-type="float" office:value="0.100436175498" calcext:value-type="float">
            <text:p>0.10</text:p>
          </table:table-cell>
          <table:table-cell office:value-type="string" calcext:value-type="string">
            <text:p>partido</text:p>
          </table:table-cell>
          <table:table-cell office:value-type="float" office:value="0.130295046141" calcext:value-type="float">
            <text:p>0.13</text:p>
          </table:table-cell>
          <table:table-cell office:value-type="string" calcext:value-type="string">
            <text:p>distrito</text:p>
          </table:table-cell>
          <table:table-cell office:value-type="float" office:value="0.173035226378" calcext:value-type="float">
            <text:p>0.17</text:p>
          </table:table-cell>
          <table:table-cell office:value-type="string" calcext:value-type="string">
            <text:p>artículo</text:p>
          </table:table-cell>
          <table:table-cell office:value-type="float" office:value="0.0994662869145" calcext:value-type="float">
            <text:p>0.1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ederal</text:p>
          </table:table-cell>
          <table:table-cell office:value-type="float" office:value="0.08603146044" calcext:value-type="float">
            <text:p>0.09</text:p>
          </table:table-cell>
          <table:table-cell office:value-type="string" calcext:value-type="string">
            <text:p>único</text:p>
          </table:table-cell>
          <table:table-cell office:value-type="float" office:value="0.0941063601692" calcext:value-type="float">
            <text:p>0.09</text:p>
          </table:table-cell>
          <table:table-cell office:value-type="string" calcext:value-type="string">
            <text:p>federal</text:p>
          </table:table-cell>
          <table:table-cell office:value-type="float" office:value="0.121787000464" calcext:value-type="float">
            <text:p>0.12</text:p>
          </table:table-cell>
          <table:table-cell office:value-type="string" calcext:value-type="string">
            <text:p>diputados federales</text:p>
          </table:table-cell>
          <table:table-cell office:value-type="float" office:value="0.154872263808" calcext:value-type="float">
            <text:p>0.15</text:p>
          </table:table-cell>
          <table:table-cell office:value-type="string" calcext:value-type="string">
            <text:p>año</text:p>
          </table:table-cell>
          <table:table-cell office:value-type="float" office:value="0.0986129990507" calcext:value-type="float">
            <text:p>0.1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omisión</text:p>
          </table:table-cell>
          <table:table-cell office:value-type="float" office:value="0.0848923345796" calcext:value-type="float">
            <text:p>0.08</text:p>
          </table:table-cell>
          <table:table-cell office:value-type="string" calcext:value-type="string">
            <text:p>aceptar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diputados</text:p>
          </table:table-cell>
          <table:table-cell office:value-type="float" office:value="0.10300666495" calcext:value-type="float">
            <text:p>0.10</text:p>
          </table:table-cell>
          <table:table-cell office:value-type="string" calcext:value-type="string">
            <text:p>distrito electoral</text:p>
          </table:table-cell>
          <table:table-cell office:value-type="float" office:value="0.128557969145" calcext:value-type="float">
            <text:p>0.13</text:p>
          </table:table-cell>
          <table:table-cell office:value-type="string" calcext:value-type="string">
            <text:p>grado</text:p>
          </table:table-cell>
          <table:table-cell office:value-type="float" office:value="0.0950664326333" calcext:value-type="float">
            <text:p>0.1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cretario</text:p>
          </table:table-cell>
          <table:table-cell office:value-type="float" office:value="0.0848923345796" calcext:value-type="float">
            <text:p>0.08</text:p>
          </table:table-cell>
          <table:table-cell office:value-type="string" calcext:value-type="string">
            <text:p>comisión permanente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distrito electoral</text:p>
          </table:table-cell>
          <table:table-cell office:value-type="float" office:value="0.101340591443" calcext:value-type="float">
            <text:p>0.10</text:p>
          </table:table-cell>
          <table:table-cell office:value-type="string" calcext:value-type="string">
            <text:p>partido</text:p>
          </table:table-cell>
          <table:table-cell office:value-type="float" office:value="0.128557969145" calcext:value-type="float">
            <text:p>0.13</text:p>
          </table:table-cell>
          <table:table-cell office:value-type="string" calcext:value-type="string">
            <text:p>secretario</text:p>
          </table:table-cell>
          <table:table-cell office:value-type="float" office:value="0.0776565677478" calcext:value-type="float">
            <text:p>0.08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acional</text:p>
          </table:table-cell>
          <table:table-cell office:value-type="float" office:value="0.0788285963953" calcext:value-type="float">
            <text:p>0.08</text:p>
          </table:table-cell>
          <table:table-cell office:value-type="string" calcext:value-type="string">
            <text:p>decreto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pueblo</text:p>
          </table:table-cell>
          <table:table-cell office:value-type="float" office:value="0.0723861367451" calcext:value-type="float">
            <text:p>0.07</text:p>
          </table:table-cell>
          <table:table-cell office:value-type="string" calcext:value-type="string">
            <text:p>federales</text:p>
          </table:table-cell>
          <table:table-cell office:value-type="float" office:value="0.108147016486" calcext:value-type="float">
            <text:p>0.11</text:p>
          </table:table-cell>
          <table:table-cell office:value-type="string" calcext:value-type="string">
            <text:p>usted</text:p>
          </table:table-cell>
          <table:table-cell office:value-type="float" office:value="0.0766989992616" calcext:value-type="float">
            <text:p>0.08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rédito</text:p>
          </table:table-cell>
          <table:table-cell office:value-type="float" office:value="0.0763526128125" calcext:value-type="float">
            <text:p>0.08</text:p>
          </table:table-cell>
          <table:table-cell office:value-type="string" calcext:value-type="string">
            <text:p>permanente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revolucionario</text:p>
          </table:table-cell>
          <table:table-cell office:value-type="float" office:value="0.0697621777358" calcext:value-type="float">
            <text:p>0.07</text:p>
          </table:table-cell>
          <table:table-cell office:value-type="string" calcext:value-type="string">
            <text:p>celebradas</text:p>
          </table:table-cell>
          <table:table-cell office:value-type="float" office:value="0.0929233582849" calcext:value-type="float">
            <text:p>0.09</text:p>
          </table:table-cell>
          <table:table-cell office:value-type="string" calcext:value-type="string">
            <text:p>distrito</text:p>
          </table:table-cell>
          <table:table-cell office:value-type="float" office:value="0.0765125283958" calcext:value-type="float">
            <text:p>0.08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público</text:p>
          </table:table-cell>
          <table:table-cell office:value-type="float" office:value="0.0763526128125" calcext:value-type="float">
            <text:p>0.08</text:p>
          </table:table-cell>
          <table:table-cell office:value-type="string" calcext:value-type="string">
            <text:p>proyecto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ley</text:p>
          </table:table-cell>
          <table:table-cell office:value-type="float" office:value="0.0608935002321" calcext:value-type="float">
            <text:p>0.06</text:p>
          </table:table-cell>
          <table:table-cell office:value-type="string" calcext:value-type="string">
            <text:p>federal electoral</text:p>
          </table:table-cell>
          <table:table-cell office:value-type="float" office:value="0.0929233582849" calcext:value-type="float">
            <text:p>0.09</text:p>
          </table:table-cell>
          <table:table-cell office:value-type="string" calcext:value-type="string">
            <text:p>república</text:p>
          </table:table-cell>
          <table:table-cell office:value-type="float" office:value="0.0765125283958" calcext:value-type="float">
            <text:p>0.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acienda</text:p>
          </table:table-cell>
          <table:table-cell office:value-type="float" office:value="0.0718676084723" calcext:value-type="float">
            <text:p>0.07</text:p>
          </table:table-cell>
          <table:table-cell office:value-type="string" calcext:value-type="string">
            <text:p>proyecto decreto</text:p>
          </table:table-cell>
          <table:table-cell office:value-type="float" office:value="0.0791652369152" calcext:value-type="float">
            <text:p>0.08</text:p>
          </table:table-cell>
          <table:table-cell office:value-type="string" calcext:value-type="string">
            <text:p>mayoría</text:p>
          </table:table-cell>
          <table:table-cell office:value-type="float" office:value="0.0579089093961" calcext:value-type="float">
            <text:p>0.06</text:p>
          </table:table-cell>
          <table:table-cell office:value-type="string" calcext:value-type="string">
            <text:p>mencionado</text:p>
          </table:table-cell>
          <table:table-cell office:value-type="float" office:value="0.0929233582849" calcext:value-type="float">
            <text:p>0.09</text:p>
          </table:table-cell>
          <table:table-cell office:value-type="string" calcext:value-type="string">
            <text:p>sesión</text:p>
          </table:table-cell>
          <table:table-cell office:value-type="float" office:value="0.0765125283958" calcext:value-type="float">
            <text:p>0.0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eneral</text:p>
          </table:table-cell>
          <table:table-cell office:value-type="float" office:value="0.0681789795414" calcext:value-type="float">
            <text:p>0.07</text:p>
          </table:table-cell>
          <table:table-cell office:value-type="string" calcext:value-type="string">
            <text:p>aceptar ciudadanía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colegio</text:p>
          </table:table-cell>
          <table:table-cell office:value-type="float" office:value="0.0523216333018" calcext:value-type="float">
            <text:p>0.05</text:p>
          </table:table-cell>
          <table:table-cell office:value-type="string" calcext:value-type="string">
            <text:p>comisión</text:p>
          </table:table-cell>
          <table:table-cell office:value-type="float" office:value="0.0914700538656" calcext:value-type="float">
            <text:p>0.09</text:p>
          </table:table-cell>
          <table:table-cell office:value-type="string" calcext:value-type="string">
            <text:p>lectura</text:p>
          </table:table-cell>
          <table:table-cell office:value-type="float" office:value="0.07276239759" calcext:value-type="float">
            <text:p>0.07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niciativa</text:p>
          </table:table-cell>
          <table:table-cell office:value-type="float" office:value="0.0681789795414" calcext:value-type="float">
            <text:p>0.07</text:p>
          </table:table-cell>
          <table:table-cell office:value-type="string" calcext:value-type="string">
            <text:p>aceptar ciudadanía mexicana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colegio electoral</text:p>
          </table:table-cell>
          <table:table-cell office:value-type="float" office:value="0.0523216333018" calcext:value-type="float">
            <text:p>0.05</text:p>
          </table:table-cell>
          <table:table-cell office:value-type="string" calcext:value-type="string">
            <text:p>federal</text:p>
          </table:table-cell>
          <table:table-cell office:value-type="float" office:value="0.0865176131891" calcext:value-type="float">
            <text:p>0.09</text:p>
          </table:table-cell>
          <table:table-cell office:value-type="string" calcext:value-type="string">
            <text:p>permanente</text:p>
          </table:table-cell>
          <table:table-cell office:value-type="float" office:value="0.0688612755562" calcext:value-type="float">
            <text:p>0.07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ectura</text:p>
          </table:table-cell>
          <table:table-cell office:value-type="float" office:value="0.0596566070987" calcext:value-type="float">
            <text:p>0.06</text:p>
          </table:table-cell>
          <table:table-cell office:value-type="string" calcext:value-type="string">
            <text:p>aceptar república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federal electoral</text:p>
          </table:table-cell>
          <table:table-cell office:value-type="float" office:value="0.0523216333018" calcext:value-type="float">
            <text:p>0.05</text:p>
          </table:table-cell>
          <table:table-cell office:value-type="string" calcext:value-type="string">
            <text:p>elecciones</text:p>
          </table:table-cell>
          <table:table-cell office:value-type="float" office:value="0.0771347814869" calcext:value-type="float">
            <text:p>0.08</text:p>
          </table:table-cell>
          <table:table-cell office:value-type="string" calcext:value-type="string">
            <text:p>conocimiento</text:p>
          </table:table-cell>
          <table:table-cell office:value-type="float" office:value="0.0679045947381" calcext:value-type="float">
            <text:p>0.07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ecretaría</text:p>
          </table:table-cell>
          <table:table-cell office:value-type="float" office:value="0.0545736436583" calcext:value-type="float">
            <text:p>0.05</text:p>
          </table:table-cell>
          <table:table-cell office:value-type="string" calcext:value-type="string">
            <text:p>aceptar república presidente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institucional</text:p>
          </table:table-cell>
          <table:table-cell office:value-type="float" office:value="0.0523216333018" calcext:value-type="float">
            <text:p>0.05</text:p>
          </table:table-cell>
          <table:table-cell office:value-type="string" calcext:value-type="string">
            <text:p>propietario</text:p>
          </table:table-cell>
          <table:table-cell office:value-type="float" office:value="0.0771347814869" calcext:value-type="float">
            <text:p>0.08</text:p>
          </table:table-cell>
          <table:table-cell office:value-type="string" calcext:value-type="string">
            <text:p>designa</text:p>
          </table:table-cell>
          <table:table-cell office:value-type="float" office:value="0.0679045947381" calcext:value-type="float">
            <text:p>0.07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ública</text:p>
          </table:table-cell>
          <table:table-cell office:value-type="float" office:value="0.0513340060516" calcext:value-type="float">
            <text:p>0.05</text:p>
          </table:table-cell>
          <table:table-cell office:value-type="string" calcext:value-type="string">
            <text:p>acuerdo votación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popular</text:p>
          </table:table-cell>
          <table:table-cell office:value-type="float" office:value="0.0523216333018" calcext:value-type="float">
            <text:p>0.05</text:p>
          </table:table-cell>
          <table:table-cell office:value-type="string" calcext:value-type="string">
            <text:p>económica diputados</text:p>
          </table:table-cell>
          <table:table-cell office:value-type="float" office:value="0.076784071635" calcext:value-type="float">
            <text:p>0.08</text:p>
          </table:table-cell>
          <table:table-cell office:value-type="string" calcext:value-type="string">
            <text:p>oficial</text:p>
          </table:table-cell>
          <table:table-cell office:value-type="float" office:value="0.0657419993671" calcext:value-type="float">
            <text:p>0.07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racción</text:p>
          </table:table-cell>
          <table:table-cell office:value-type="float" office:value="0.0511342346561" calcext:value-type="float">
            <text:p>0.05</text:p>
          </table:table-cell>
          <table:table-cell office:value-type="string" calcext:value-type="string">
            <text:p>acuerdo votación nominal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comisión</text:p>
          </table:table-cell>
          <table:table-cell office:value-type="float" office:value="0.0515033324752" calcext:value-type="float">
            <text:p>0.05</text:p>
          </table:table-cell>
          <table:table-cell office:value-type="string" calcext:value-type="string">
            <text:p>económica diputados federales</text:p>
          </table:table-cell>
          <table:table-cell office:value-type="float" office:value="0.076784071635" calcext:value-type="float">
            <text:p>0.08</text:p>
          </table:table-cell>
          <table:table-cell office:value-type="string" calcext:value-type="string">
            <text:p>general</text:p>
          </table:table-cell>
          <table:table-cell office:value-type="float" office:value="0.0636670978913" calcext:value-type="float">
            <text:p>0.06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cera</text:p>
          </table:table-cell>
          <table:table-cell office:value-type="float" office:value="0.050901741875" calcext:value-type="float">
            <text:p>0.05</text:p>
          </table:table-cell>
          <table:table-cell office:value-type="string" calcext:value-type="string">
            <text:p>afirmativa mayor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cámara</text:p>
          </table:table-cell>
          <table:table-cell office:value-type="float" office:value="0.0515033324752" calcext:value-type="float">
            <text:p>0.05</text:p>
          </table:table-cell>
          <table:table-cell office:value-type="string" calcext:value-type="string">
            <text:p>ley</text:p>
          </table:table-cell>
          <table:table-cell office:value-type="float" office:value="0.0648882098918" calcext:value-type="float">
            <text:p>0.06</text:p>
          </table:table-cell>
          <table:table-cell office:value-type="string" calcext:value-type="string">
            <text:p>servicios</text:p>
          </table:table-cell>
          <table:table-cell office:value-type="float" office:value="0.0636670978913" calcext:value-type="float">
            <text:p>0.06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comisión nacional</text:p>
          </table:table-cell>
          <table:table-cell office:value-type="float" office:value="0.050901741875" calcext:value-type="float">
            <text:p>0.05</text:p>
          </table:table-cell>
          <table:table-cell office:value-type="string" calcext:value-type="string">
            <text:p>afirmativa mayor asamblea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discusión</text:p>
          </table:table-cell>
          <table:table-cell office:value-type="float" office:value="0.0515033324752" calcext:value-type="float">
            <text:p>0.05</text:p>
          </table:table-cell>
          <table:table-cell office:value-type="string" calcext:value-type="string">
            <text:p>diputados federales celebradas</text:p>
          </table:table-cell>
          <table:table-cell office:value-type="float" office:value="0.0619489055233" calcext:value-type="float">
            <text:p>0.06</text:p>
          </table:table-cell>
          <table:table-cell office:value-type="string" calcext:value-type="string">
            <text:p>ustedes</text:p>
          </table:table-cell>
          <table:table-cell office:value-type="float" office:value="0.0636670978913" calcext:value-type="float">
            <text:p>0.06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egresos</text:p>
          </table:table-cell>
          <table:table-cell office:value-type="float" office:value="0.050901741875" calcext:value-type="float">
            <text:p>0.05</text:p>
          </table:table-cell>
          <table:table-cell office:value-type="string" calcext:value-type="string">
            <text:p>anteriormente expuesto secretario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mexicana</text:p>
          </table:table-cell>
          <table:table-cell office:value-type="float" office:value="0.0515033324752" calcext:value-type="float">
            <text:p>0.05</text:p>
          </table:table-cell>
          <table:table-cell office:value-type="string" calcext:value-type="string">
            <text:p>federales celebradas</text:p>
          </table:table-cell>
          <table:table-cell office:value-type="float" office:value="0.0619489055233" calcext:value-type="float">
            <text:p>0.06</text:p>
          </table:table-cell>
          <table:table-cell office:value-type="string" calcext:value-type="string">
            <text:p>acuerdo</text:p>
          </table:table-cell>
          <table:table-cell office:value-type="float" office:value="0.0612100227166" calcext:value-type="float">
            <text:p>0.06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ntrará</text:p>
          </table:table-cell>
          <table:table-cell office:value-type="float" office:value="0.050901741875" calcext:value-type="float">
            <text:p>0.05</text:p>
          </table:table-cell>
          <table:table-cell office:value-type="string" calcext:value-type="string">
            <text:p>aprobado perder</text:p>
          </table:table-cell>
          <table:table-cell office:value-type="float" office:value="0.070258864042" calcext:value-type="float">
            <text:p>0.07</text:p>
          </table:table-cell>
          <table:table-cell office:value-type="string" calcext:value-type="string">
            <text:p>nacional</text:p>
          </table:table-cell>
          <table:table-cell office:value-type="float" office:value="0.0515033324752" calcext:value-type="float">
            <text:p>0.05</text:p>
          </table:table-cell>
          <table:table-cell office:value-type="string" calcext:value-type="string">
            <text:p>mencionado distrito</text:p>
          </table:table-cell>
          <table:table-cell office:value-type="float" office:value="0.0619489055233" calcext:value-type="float">
            <text:p>0.06</text:p>
          </table:table-cell>
          <table:table-cell office:value-type="string" calcext:value-type="string">
            <text:p>ejecutivo</text:p>
          </table:table-cell>
          <table:table-cell office:value-type="float" office:value="0.0612100227166" calcext:value-type="float">
            <text:p>0.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01:52:20.464968558</dc:date>
    <meta:document-statistic meta:table-count="1" meta:cell-count="236" meta:object-count="0"/>
    <meta:generator>LibreOffice/4.2.8.2$Linux_X86_64 LibreOffice_project/420m0$Build-2</meta:generator>
  </office:meta>
</office:document-meta>
</file>